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8cm"/>
    </style:style>
    <style:style style:name="pr1" style:family="presentation" style:parent-style-name="기본값-title">
      <style:graphic-properties draw:stroke="solid"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 style:font-size-asian="22pt" style:font-size-complex="1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22pt" style:font-size-complex="18pt"/>
    </style:style>
    <style:style style:name="T2" style:family="text">
      <style:text-properties fo:font-size="18pt" fo:background-color="#ffff00" style:font-size-asian="18pt" style:font-size-complex="18pt"/>
    </style:style>
    <style:style style:name="T3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249cm" svg:y="6.674cm" presentation:class="title" presentation:user-transformed="true">
          <draw:text-box>
            <text:p>소프트웨어 프로젝트2 – 5 </text:p>
          </draw:text-box>
        </draw:frame>
        <draw:frame draw:style-name="gr1" draw:text-style-name="P1" draw:layer="layout" svg:width="10.8cm" svg:height="4.6cm" svg:x="8.4cm" svg:y="11cm">
          <draw:text-box>
            <text:p><text:span text:style-name="T1">김진우 <text:s/>문성찬 <text:s/>노지민 <text:s/>박정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1) – del 코드</text:p>
          </draw:text-box>
        </draw:frame>
        <draw:frame draw:style-name="gr3" draw:text-style-name="P3" draw:layer="layout" svg:width="14cm" svg:height="3.063cm" svg:x="2.4cm" svg:y="7.834cm">
          <draw:text-box>
            <text:p>elif parse[0] == 'del':</text:p>
            <text:p><text:tab/>for p in scdb:</text:p>
            <text:p><text:tab/><text:tab/>if p['Name'] == parse[1]:</text:p>
            <text:p><text:tab/><text:tab/><text:tab/>scdb.remove(p)</text:p>
          </draw:text-box>
        </draw:frame>
        <draw:frame draw:style-name="gr4" draw:text-style-name="P3" draw:layer="layout" svg:width="15.4cm" svg:height="4.706cm" svg:x="14.299cm" svg:y="7.651cm">
          <draw:text-box>
            <text:p>elif parse[0] == 'del':</text:p>
            <text:p><text:tab/><text:tab/><text:tab/><text:span text:style-name="T2">for l in range(len(scdb)):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for p in scdb: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f p['Name'] == parse[1]: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cdb.remove(p)</text:span></text:p>
            <text:p/>
          </draw:text-box>
        </draw:frame>
        <draw:line draw:style-name="gr5" draw:text-style-name="P4" draw:layer="layout" svg:x1="12.8cm" svg:y1="9.4cm" svg:x2="14.4cm" svg:y2="9.4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2) – inc 코드 종류</text:p>
          </draw:text-box>
        </draw:frame>
        <draw:frame draw:style-name="gr6" draw:text-style-name="P3" draw:layer="layout" svg:width="17.2cm" svg:height="13.608cm" svg:x="0.4cm" svg:y="6.692cm">
          <draw:text-box>
            <text:p>lif parse[0] == 'inc':</text:p>
            <text:p><text:tab/><text:tab/><text:tab/>try:</text:p>
            <text:p><text:tab/><text:tab/><text:tab/><text:tab/><text:span text:style-name="T3">added = parse[2]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for i in scdb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i['Name'] == parse[1]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ditedDB = i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cdb.remove(i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um = editedDB["Score"]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um = int(num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um += int(added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um = str(num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ditedDB["Score"] = num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cdb.append(editedDB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break</text:span></text:p>
            <text:p><text:tab/><text:tab/><text:tab/>except:</text:p>
            <text:p><text:tab/><text:tab/><text:tab/><text:tab/>print("Unable to find name")</text:p>
          </draw:text-box>
        </draw:frame>
        <draw:frame draw:style-name="gr3" draw:text-style-name="P3" draw:layer="layout" svg:width="12.8cm" svg:height="4.706cm" svg:x="16.2cm" svg:y="8.525cm">
          <draw:text-box>
            <text:p>elif parse[0] == 'inc':</text:p>
            <text:p><text:tab/><text:tab/><text:tab/><text:span text:style-name="T3">for j in scdb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if j['Name'] == parse[1]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['Score'] = str(int(j['Score'])+int(parse[2]))</text:span></text:p>
            <text:p><text:tab/><text:tab/><text:tab/></text:p>
          </draw:text-box>
        </draw:frame>
        <draw:frame draw:style-name="gr3" draw:text-style-name="P3" draw:layer="layout" svg:width="12.4cm" svg:height="1.191cm" svg:x="0.9cm" svg:y="5.5cm">
          <draw:text-box>
            <text:p>1. scdb 리스트를 바꿔주는 방법</text:p>
          </draw:text-box>
        </draw:frame>
        <draw:frame draw:style-name="gr3" draw:text-style-name="P3" draw:layer="layout" svg:width="10.8cm" svg:height="1.191cm" svg:x="16.171cm" svg:y="5.557cm">
          <draw:text-box>
            <text:p>2. 단순히 print로 출력하는 방법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3) – inc 에러코드 추가</text:p>
          </draw:text-box>
        </draw:frame>
        <draw:frame draw:style-name="gr3" draw:text-style-name="P3" draw:layer="layout" svg:width="12.8cm" svg:height="5.875cm" svg:x="15.6cm" svg:y="8.8cm">
          <draw:text-box>
            <text:p>elif parse[0] == 'inc':</text:p>
            <text:p><text:tab/><text:tab/><text:tab/>for j in scdb:</text:p>
            <text:p><text:tab/><text:tab/><text:tab/><text:tab/>if j['Name'] == parse[1]:</text:p>
            <text:p><text:tab/><text:tab/><text:tab/><text:tab/><text:tab/>j['Score'] = str(int(j['Score'])+int(parse[2]))</text:p>
            <text:p><text:tab/><text:tab/><text:tab/><text:span text:style-name="T3">if len(parse) != 3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print("TypeError"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continue</text:span></text:p>
          </draw:text-box>
        </draw:frame>
        <draw:frame draw:style-name="gr3" draw:text-style-name="P3" draw:layer="layout" svg:width="12.8cm" svg:height="4.706cm" svg:x="1.2cm" svg:y="8.6cm">
          <draw:text-box>
            <text:p>elif parse[0] == 'inc':</text:p>
            <text:p><text:tab/><text:tab/><text:tab/>for j in scdb:</text:p>
            <text:p><text:tab/><text:tab/><text:tab/><text:tab/>if j['Name'] == parse[1]:</text:p>
            <text:p><text:tab/><text:tab/><text:tab/><text:tab/><text:tab/>j['Score'] = str(int(j['Score'])+int(parse[2]))</text:p>
            <text:p><text:tab/><text:tab/><text:tab/></text:p>
          </draw:text-box>
        </draw:frame>
        <draw:line draw:style-name="gr5" draw:text-style-name="P4" draw:layer="layout" svg:x1="13.4cm" svg:y1="10.6cm" svg:x2="15.4cm" svg:y2="10.6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4) – (Age, Score) int로 입력</text:p>
          </draw:text-box>
        </draw:frame>
        <draw:frame draw:style-name="gr3" draw:text-style-name="P3" draw:layer="layout" svg:width="16.8cm" svg:height="5.172cm" svg:x="5.1cm" svg:y="4.9cm">
          <draw:text-box>
            <text:p>if parse[0] == 'add':</text:p>
            <text:p><text:tab/><text:tab/><text:tab/>try:</text:p>
            <text:p><text:tab/><text:tab/><text:tab/><text:tab/>record = {'Name':parse[1], 'Age':parse[2], 'Score':parse[3]}</text:p>
            <text:p><text:tab/><text:tab/><text:tab/><text:tab/>scdb += [record]</text:p>
            <text:p><text:tab/><text:tab/><text:tab/>except:</text:p>
            <text:p><text:tab/><text:tab/><text:tab/><text:tab/>print("Unable to add")</text:p>
          </draw:text-box>
        </draw:frame>
        <draw:frame draw:style-name="gr3" draw:text-style-name="P3" draw:layer="layout" svg:width="15.4cm" svg:height="6.578cm" svg:x="5.2cm" svg:y="13.172cm">
          <draw:text-box>
            <text:p>if parse[0] == 'add':</text:p>
            <text:p><text:tab/><text:tab/><text:tab/><text:span text:style-name="T3">try:</text:span></text:p>
            <text:p><text:tab/><text:tab/><text:tab/><text:tab/><text:span text:style-name="T3">if int(parse[2]) and int(parse[3]):</text:span></text:p>
            <text:p><text:tab/><text:tab/><text:tab/><text:tab/><text:tab/>record = {'Name':parse[1], 'Age':parse[2], 'Score':parse[3]}</text:p>
            <text:p><text:tab/><text:tab/><text:tab/><text:tab/><text:tab/>scdb += [record]</text:p>
            <text:p><text:tab/><text:tab/><text:tab/><text:span text:style-name="T3">except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print("TypeError"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continue</text:span></text:p>
          </draw:text-box>
        </draw:frame>
        <draw:line draw:style-name="gr5" draw:text-style-name="P4" draw:layer="layout" svg:x1="13.4cm" svg:y1="10.8cm" svg:x2="13.4cm" svg:y2="12.6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5) – show 에러코드 추가</text:p>
          </draw:text-box>
        </draw:frame>
        <draw:frame draw:style-name="gr3" draw:text-style-name="P3" draw:layer="layout" svg:width="13.8cm" svg:height="3.063cm" svg:x="1.2cm" svg:y="10cm">
          <draw:text-box>
            <text:p>elif parse[0] == 'show':</text:p>
            <text:p><text:tab/><text:tab/><text:tab/>sortKey ='Name' if len(parse) == 1 else parse[1]</text:p>
            <text:p><text:tab/><text:tab/><text:tab/>showScoreDB(scdb, sortKey)</text:p>
          </draw:text-box>
        </draw:frame>
        <draw:frame draw:style-name="gr3" draw:text-style-name="P3" draw:layer="layout" svg:width="14.8cm" svg:height="12.202cm" svg:x="13.8cm" svg:y="6.4cm">
          <draw:text-box>
            <text:p>elif parse[0] == 'show':</text:p>
            <text:p><text:tab/><text:tab/><text:tab/><text:span text:style-name="T3">if len(parse) == 1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sortKey = 'Name'</text:span></text:p>
            <text:p><text:span text:style-name="T3"><text:tab/></text:span><text:span text:style-name="T3"><text:tab/></text:span><text:span text:style-name="T3"><text:tab/></text:span><text:span text:style-name="T3">elif len(parse) == 2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if parse[1] == 'Name'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ortKey = 'Name'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elif parse[1] == 'Age'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ortKey = 'Age'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elif parse[1] == 'Score'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ortKey = 'Score'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else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int("TypeError"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ntinue</text:span></text:p>
            <text:p><text:span text:style-name="T3"><text:tab/></text:span><text:span text:style-name="T3"><text:tab/></text:span><text:span text:style-name="T3"><text:tab/></text:span><text:span text:style-name="T3">else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print("TypeError"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continue</text:span></text:p>
            <text:p><text:tab/><text:tab/><text:tab/>showScoreDB(scdb, sortKey)</text:p>
          </draw:text-box>
        </draw:frame>
        <draw:line draw:style-name="gr5" draw:text-style-name="P4" draw:layer="layout" svg:x1="15.2cm" svg:y1="11.6cm" svg:x2="17.4cm" svg:y2="11.6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6) – del 에러추가 코드 </text:p>
          </draw:text-box>
        </draw:frame>
        <draw:frame draw:style-name="gr4" draw:text-style-name="P3" draw:layer="layout" svg:width="15.4cm" svg:height="4.706cm" svg:x="1cm" svg:y="8.094cm">
          <draw:text-box>
            <text:p>elif parse[0] == 'del':</text:p>
            <text:p><text:tab/><text:tab/><text:tab/>for l in range(len(scdb)):</text:p>
            <text:p><text:tab/><text:tab/><text:tab/><text:tab/>for p in scdb:</text:p>
            <text:p><text:tab/><text:tab/><text:tab/><text:tab/><text:tab/>if p['Name'] == parse[1]:</text:p>
            <text:p><text:tab/><text:tab/><text:tab/><text:tab/><text:tab/><text:tab/>scdb.remove(p)</text:p>
            <text:p/>
          </draw:text-box>
        </draw:frame>
        <draw:frame draw:style-name="gr3" draw:text-style-name="P3" draw:layer="layout" svg:width="13.2cm" svg:height="7.518cm" svg:x="14.859cm" svg:y="7.795cm">
          <draw:text-box>
            <text:p>elif parse[0] == 'del':</text:p>
            <text:p><text:tab/><text:tab/><text:span text:style-name="T3"><text:tab/></text:span><text:span text:style-name="T3">check_scdb = scdb[:]</text:span></text:p>
            <text:p><text:tab/><text:tab/><text:tab/>for l in range(len(scdb)):</text:p>
            <text:p><text:tab/><text:tab/><text:tab/><text:tab/>for p in scdb:</text:p>
            <text:p><text:tab/><text:tab/><text:tab/><text:tab/><text:tab/>if p['Name'] == parse[1]:</text:p>
            <text:p><text:tab/><text:tab/><text:tab/><text:tab/><text:tab/><text:tab/>scdb.remove(p)</text:p>
            <text:p/>
            <text:p><text:tab/><text:tab/><text:span text:style-name="T3"><text:tab/></text:span><text:span text:style-name="T3">if len(check_scdb) == len(scdb):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print("Not Found"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continue</text:span></text:p>
          </draw:text-box>
        </draw:frame>
        <draw:line draw:style-name="gr5" draw:text-style-name="P4" draw:layer="layout" svg:x1="14.4cm" svg:y1="10.4cm" svg:x2="16.4cm" svg:y2="10.4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0:53:17.530269960</meta:creation-date>
    <dc:date>2017-09-14T13:30:53.549756651</dc:date>
    <meta:editing-duration>PT2H9M36S</meta:editing-duration>
    <meta:editing-cycles>9</meta:editing-cycles>
    <meta:generator>LibreOffice/5.1.6.2$Linux_X86_64 LibreOffice_project/10m0$Build-2</meta:generator>
    <meta:document-statistic meta:object-count="62"/>
  </office:meta>
</office:document-meta>
</file>